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style:style style:name="P5" style:family="paragraph" style:parent-style-name="Standard" style:list-style-name="L3">
      <style:text-properties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ulative Fiction Rewrite -</text:p>
      <text:p text:style-name="P2"/>
      <text:p text:style-name="P2">“Do not follow another author's writing routines. Make sure to use your own styles and adapt those routines to your own styling. Reader interpretations and their beliefs constitute good feedback that matters.” In speculative fiction there are many genres and thus many interpretations. To get and create your own stylings is a key part of proper and significant fiction writing.</text:p>
      <text:p text:style-name="P2"/>
      <text:p text:style-name="P2">The Subgenre Freewrite - </text:p>
      <text:p text:style-name="P2"/>
      <text:p text:style-name="P2"><text:s text:c="6"/>1) Spend at least 30 minutes consistently every day to iron out your own styles on genre based stories</text:p>
      <text:p text:style-name="P2"><text:s text:c="6"/>2) Pick story setting(s) and write, you can do edits after this</text:p>
      <text:list xml:id="list1074451418735546516" text:style-name="L1">
        <text:list-item>
          <text:p text:style-name="P3">Descriptions and too much focus on detailing is not as important as getting your ideas on the page</text:p>
        </text:list-item>
      </text:list>
      <text:p text:style-name="P2"/>
      <text:list xml:id="list8919408311817381821" text:style-name="L2">
        <text:list-item>
          <text:p text:style-name="P4">(In paint jpg)Incorporating the lists and charts</text:p>
        </text:list-item>
      </text:list>
      <text:p text:style-name="P2"/>
      <text:p text:style-name="P2">Characters in the story <text:s/>- </text:p>
      <text:list xml:id="list6253781985428993295" text:style-name="L3">
        <text:list-item>
          <text:p text:style-name="P5">Purp of the sewage – A demonic dude in the swamp who likes researches about the other places and worlds surrounding his swamp world.</text:p>
        </text:list-item>
        <text:list-item>
          <text:p text:style-name="P5">Megumi Ten-Sen – A feminine boy in his late teens from Ledesun, the capital city bordering fantastical Japanese-esque land</text:p>
        </text:list-item>
        <text:list-item>
          <text:p text:style-name="P5">Reika Tachibana – In a increasingly growing world that has many new strange things happening and new visitors, some who stay, one can assume that many things, but discovering is in the combinations as Reika says. An uncanny girl upperclassman in the a prestigious highschool who bring together the norms of rural culture and city life</text:p>
        </text:list-item>
        <text:list-item>
          <text:p text:style-name="P5">Tatsunori Kon Ni-sen Oku – A boy who appears to be a girl who currently serves as the existing shrine maiden in Hiraizumi shrine. Likes to show up iconically next to the Torii nearby the stone staircase leading up to prefecture (borders the town).</text:p>
        </text:list-item>
        <text:list-item>
          <text:p text:style-name="P5">Shuuji Shima – A fuchsia haired boy with ouran eyes who a very talented arcade gamer but really likes going to the beach especially with the longer summers. He is very popular with his classmates and is constantly berated by them to get into modeling.</text:p>
        </text:list-item>
        <text:list-item>
          <text:p text:style-name="P5">Kallen Benio – Unpopular and shying away from the crowds and clubs of the school, Kallen is a well read pop idol whose more multi-talented than meets the eye. She works well with others and is someone who seems to have a strange obsession with blood</text:p>
        </text:list-item>
        <text:list-item>
          <text:p text:style-name="P5">Shirakawag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2:01.84</meta:creation-date>
    <dc:date>2022-09-22T13:08:54</dc:date>
    <meta:editing-duration>PT1H21M41S</meta:editing-duration>
    <meta:editing-cycles>3</meta:editing-cycles>
    <meta:generator>OpenOffice/4.1.7$Win32 OpenOffice.org_project/417m1$Build-9800</meta:generator>
    <meta:document-statistic meta:table-count="0" meta:image-count="0" meta:object-count="0" meta:page-count="1" meta:paragraph-count="15" meta:word-count="374" meta:character-count="2145"/>
  </office:meta>
</office:document-meta>
</file>